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583333333333333in"/>
    </style:style>
    <style:style style:name="co3" style:family="table-column">
      <style:table-column-properties fo:break-before="auto" style:column-width="2.57291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yphillis (Early) Reported Cases</text:p>
          </table:table-cell>
          <table:table-cell table:style-name="ce21" office:value-type="string">
            <text:p>Syphillis (Early) Rate per 100,000</text:p>
          </table:table-cell>
          <table:table-cell table:style-name="ce21" office:value-type="string">
            <text:p>Tuberculosis Reported Cases</text:p>
          </table:table-cell>
          <table:table-cell table:style-name="ce21" office:value-type="string">
            <text:p>Tubercu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2" office:value-type="string">
            <text:p>Accomack County</text:p>
          </table:table-cell>
          <table:table-cell table:style-name="ce23" office:value-type="float" office:value="33164">
            <text:p>33,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bemarle Co., Charlottesville</text:p>
          </table:table-cell>
          <table:table-cell table:style-name="ce23" office:value-type="float" office:value="142445">
            <text:p>142,4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.9">
            <text:p>4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Alleghany Co, Clifton Forge, Covington</text:p>
          </table:table-cell>
          <table:table-cell table:style-name="ce23" office:value-type="float" office:value="22211">
            <text:p>22,2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style-name="ce23" office:value-type="float" office:value="12690">
            <text:p>12,6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style-name="ce23" office:value-type="float" office:value="32353">
            <text:p>32,3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style-name="ce23" office:value-type="float" office:value="14973">
            <text:p>14,9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7">
            <text:p>6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Augusta Co., Staunton</text:p>
          </table:table-cell>
          <table:table-cell table:style-name="ce23" office:value-type="float" office:value="97496">
            <text:p>97,4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style-name="ce23" office:value-type="float" office:value="4731">
            <text:p>4,7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 and City</text:p>
          </table:table-cell>
          <table:table-cell table:style-name="ce23" office:value-type="float" office:value="74898">
            <text:p>74,8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style-name="ce23" office:value-type="float" office:value="6824">
            <text:p>6,8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style-name="ce23" office:value-type="float" office:value="33148">
            <text:p>33,1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style-name="ce23" office:value-type="float" office:value="17434">
            <text:p>17,4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style-name="ce23" office:value-type="float" office:value="24098">
            <text:p>24,0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">
            <text:p>4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3">
            <text:p>8.3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style-name="ce23" office:value-type="float" office:value="17146">
            <text:p>17,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style-name="ce23" office:value-type="float" office:value="54842">
            <text:p>54,8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style-name="ce23" office:value-type="float" office:value="28545">
            <text:p>28,5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style-name="ce23" office:value-type="float" office:value="30042">
            <text:p>30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style-name="ce23" office:value-type="float" office:value="7256">
            <text:p>7,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style-name="ce23" office:value-type="float" office:value="12586">
            <text:p>12,5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style-name="ce23" office:value-type="float" office:value="316236">
            <text:p>316,2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style-name="ce23" office:value-type="float" office:value="14034">
            <text:p>14,0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1">
            <text:p>7.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style-name="ce23" office:value-type="float" office:value="5190">
            <text:p>5,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style-name="ce23" office:value-type="float" office:value="46689">
            <text:p>46,6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1">
            <text:p>2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style-name="ce23" office:value-type="float" office:value="10052">
            <text:p>10,0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style-name="ce23" office:value-type="float" office:value="15903">
            <text:p>15,9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3">
            <text:p>6.3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style-name="ce23" office:value-type="float" office:value="28001">
            <text:p>28,0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style-name="ce23" office:value-type="float" office:value="11151">
            <text:p>11,1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Co./City/Falls Church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.3">
            <text:p>7.3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style-name="ce23" office:value-type="float" office:value="65203">
            <text:p>65,2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style-name="ce23" office:value-type="float" office:value="15279">
            <text:p>15,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style-name="ce23" office:value-type="float" office:value="25691">
            <text:p>25,6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8">
            <text:p>7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8">
            <text:p>7.8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style-name="ce23" office:value-type="float" office:value="56159">
            <text:p>56,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 Co., Winchester</text:p>
          </table:table-cell>
          <table:table-cell table:style-name="ce23" office:value-type="float" office:value="104508">
            <text:p>104,5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style-name="ce23" office:value-type="float" office:value="17286">
            <text:p>17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style-name="ce23" office:value-type="float" office:value="36858">
            <text:p>36,8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7">
            <text:p>2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style-name="ce23" office:value-type="float" office:value="21717">
            <text:p>21,7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style-name="ce23" office:value-type="float" office:value="15533">
            <text:p>15,5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4">
            <text:p>6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style-name="ce23" office:value-type="float" office:value="18403">
            <text:p>18,4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sville Co., Emporia</text:p>
          </table:table-cell>
          <table:table-cell table:style-name="ce23" office:value-type="float" office:value="18170">
            <text:p>18,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style-name="ce23" office:value-type="float" office:value="36241">
            <text:p>36,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style-name="ce23" office:value-type="float" office:value="99863">
            <text:p>99,8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.5">
            <text:p>6.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Henry Co., Martinsville</text:p>
          </table:table-cell>
          <table:table-cell table:style-name="ce23" office:value-type="float" office:value="67972">
            <text:p>67,9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.4">
            <text:p>4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style-name="ce23" office:value-type="float" office:value="2321">
            <text:p>2,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style-name="ce23" office:value-type="float" office:value="35270">
            <text:p>35,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style-name="ce23" office:value-type="float" office:value="67009">
            <text:p>67,0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and Queen County</text:p>
          </table:table-cell>
          <table:table-cell table:style-name="ce23" office:value-type="float" office:value="6945">
            <text:p>6,9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style-name="ce23" office:value-type="float" office:value="23584">
            <text:p>23,5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2">
            <text:p>4.2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style-name="ce23" office:value-type="float" office:value="15935">
            <text:p>15,9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3">
            <text:p>6.3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style-name="ce23" office:value-type="float" office:value="11391">
            <text:p>11,3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.6">
            <text:p>17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style-name="ce23" office:value-type="float" office:value="25587">
            <text:p>25,5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.8">
            <text:p>3.8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style-name="ce23" office:value-type="float" office:value="33153">
            <text:p>33,1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style-name="ce23" office:value-type="float" office:value="12914">
            <text:p>12,9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style-name="ce23" office:value-type="float" office:value="13308">
            <text:p>13,3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style-name="ce23" office:value-type="float" office:value="8978">
            <text:p>8,9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style-name="ce23" office:value-type="float" office:value="32727">
            <text:p>32,7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style-name="ce23" office:value-type="float" office:value="10959">
            <text:p>10,9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1">
            <text:p>9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style-name="ce23" office:value-type="float" office:value="94392">
            <text:p>94,3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style-name="ce23" office:value-type="float" office:value="15020">
            <text:p>15,0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style-name="ce23" office:value-type="float" office:value="18429">
            <text:p>18,4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ampton County</text:p>
          </table:table-cell>
          <table:table-cell table:style-name="ce23" office:value-type="float" office:value="12389">
            <text:p>12,3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unty</text:p>
          </table:table-cell>
          <table:table-cell table:style-name="ce23" office:value-type="float" office:value="12330">
            <text:p>12,3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.1">
            <text:p>8.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style-name="ce23" office:value-type="float" office:value="15853">
            <text:p>15,8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3">
            <text:p>6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style-name="ce23" office:value-type="float" office:value="33481">
            <text:p>33,4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style-name="ce23" office:value-type="float" office:value="24042">
            <text:p>24,0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style-name="ce23" office:value-type="float" office:value="18490">
            <text:p>18,4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style-name="ce23" office:value-type="float" office:value="63506">
            <text:p>63,5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style-name="ce23" office:value-type="float" office:value="28046">
            <text:p>28,0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Edward County</text:p>
          </table:table-cell>
          <table:table-cell table:style-name="ce23" office:value-type="float" office:value="23368">
            <text:p>23,3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George County</text:p>
          </table:table-cell>
          <table:table-cell table:style-name="ce23" office:value-type="float" office:value="35725">
            <text:p>35,7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6">
            <text:p>5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. William Co./Manassas/M. Park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.6">
            <text:p>4.6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style-name="ce23" office:value-type="float" office:value="34872">
            <text:p>34,8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Rappahannock County</text:p>
          </table:table-cell>
          <table:table-cell table:style-name="ce23" office:value-type="float" office:value="7373">
            <text:p>7,3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style-name="ce23" office:value-type="float" office:value="9254">
            <text:p>9,2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.8">
            <text:p>10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style-name="ce23" office:value-type="float" office:value="92376">
            <text:p>92,3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.3">
            <text:p>4.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Rockbridge Co., Lexington</text:p>
          </table:table-cell>
          <table:table-cell table:style-name="ce23" office:value-type="float" office:value="29349">
            <text:p>29,3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4">
            <text:p>3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., Harrisonburg</text:p>
          </table:table-cell>
          <table:table-cell table:style-name="ce23" office:value-type="float" office:value="125228">
            <text:p>125,2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2">
            <text:p>3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4">
            <text:p>2.4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style-name="ce23" office:value-type="float" office:value="28897">
            <text:p>28,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style-name="ce23" office:value-type="float" office:value="23177">
            <text:p>23,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style-name="ce23" office:value-type="float" office:value="41993">
            <text:p>41,9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style-name="ce23" office:value-type="float" office:value="32208">
            <text:p>32,2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style-name="ce23" office:value-type="float" office:value="18570">
            <text:p>18,5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.8">
            <text:p>10.8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style-name="ce23" office:value-type="float" office:value="122397">
            <text:p>122,39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.2">
            <text:p>8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style-name="ce23" office:value-type="float" office:value="128961">
            <text:p>128,9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style-name="ce23" office:value-type="float" office:value="7058">
            <text:p>7,0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style-name="ce23" office:value-type="float" office:value="12087">
            <text:p>12,0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style-name="ce23" office:value-type="float" office:value="45078">
            <text:p>45,0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style-name="ce23" office:value-type="float" office:value="37575">
            <text:p>37,5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style-name="ce23" office:value-type="float" office:value="54876">
            <text:p>54,8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.6">
            <text:p>3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unty</text:p>
          </table:table-cell>
          <table:table-cell table:style-name="ce23" office:value-type="float" office:value="17454">
            <text:p>17,4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Co., Norton45,4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style-name="ce23" office:value-type="float" office:value="29235">
            <text:p>29,2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4">
            <text:p>3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., Poquoson</text:p>
          </table:table-cell>
          <table:table-cell table:style-name="ce23" office:value-type="float" office:value="77614">
            <text:p>77,6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6">
            <text:p>2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yphillis (Early) Reported Cases</text:p>
          </table:table-cell>
          <table:table-cell table:style-name="ce21" office:value-type="string">
            <text:p>Syphillis (Early) Rate per 100,000</text:p>
          </table:table-cell>
          <table:table-cell table:style-name="ce21" office:value-type="string">
            <text:p>Tuberculosis Reported Cases</text:p>
          </table:table-cell>
          <table:table-cell table:style-name="ce21" office:value-type="string">
            <text:p>Tubercu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.7">
            <text:p>20.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.3">
            <text:p>9.3</text:p>
          </table:table-cell>
        </table:table-row>
        <table:table-row table:style-name="ro2">
          <table:table-cell table:style-name="ce22" office:value-type="string">
            <text:p>Bristol</text:p>
          </table:table-cell>
          <table:table-cell table:style-name="ce23" office:value-type="float" office:value="17835">
            <text:p>17,8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</text:p>
          </table:table-cell>
          <table:table-cell table:style-name="ce23" office:value-type="float" office:value="6650">
            <text:p>6,6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Colonial Heights</text:p>
          </table:table-cell>
          <table:table-cell table:style-name="ce23" office:value-type="float" office:value="17411">
            <text:p>17,4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</table:table-row>
        <table:table-row table:style-name="ro2">
          <table:table-cell table:style-name="ce22" office:value-type="string">
            <text:p>Danville</text:p>
          </table:table-cell>
          <table:table-cell table:style-name="ce23" office:value-type="float" office:value="43055">
            <text:p>43,05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.2">
            <text:p>3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ity</text:p>
          </table:table-cell>
          <table:table-cell table:style-name="ce23" office:value-type="float" office:value="8582">
            <text:p>8,5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.3">
            <text:p>2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.7">
            <text:p>11.7</text:p>
          </table:table-cell>
        </table:table-row>
        <table:table-row table:style-name="ro2">
          <table:table-cell table:style-name="ce22" office:value-type="string">
            <text:p>Fredericksburg</text:p>
          </table:table-cell>
          <table:table-cell table:style-name="ce23" office:value-type="float" office:value="24286">
            <text:p>24,2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Galax</text:p>
          </table:table-cell>
          <table:table-cell table:style-name="ce23" office:value-type="float" office:value="7042">
            <text:p>7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Hopewell</text:p>
          </table:table-cell>
          <table:table-cell table:style-name="ce23" office:value-type="float" office:value="22591">
            <text:p>22,5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4">
            <text:p>4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9">
            <text:p>8.9</text:p>
          </table:table-cell>
        </table:table-row>
        <table:table-row table:style-name="ro2">
          <table:table-cell table:style-name="ce22" office:value-type="string">
            <text:p>Lynchburg</text:p>
          </table:table-cell>
          <table:table-cell table:style-name="ce23" office:value-type="float" office:value="75568">
            <text:p>75,56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.6">
            <text:p>10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</text:p>
          </table:table-cell>
          <table:table-cell table:style-name="ce23" office:value-type="float" office:value="180719">
            <text:p>180,7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9.8">
            <text:p>19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Petersburg</text:p>
          </table:table-cell>
          <table:table-cell table:style-name="ce23" office:value-type="float" office:value="32420">
            <text:p>32,4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.4">
            <text:p>15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.2">
            <text:p>6.2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.8">
            <text:p>18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dford</text:p>
          </table:table-cell>
          <table:table-cell table:style-name="ce23" office:value-type="float" office:value="16408">
            <text:p>16,4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3.3">
            <text:p>33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2">
            <text:p>7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Salem</text:p>
          </table:table-cell>
          <table:table-cell table:style-name="ce23" office:value-type="float" office:value="24802">
            <text:p>24,8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</text:p>
          </table:table-cell>
          <table:table-cell table:style-name="ce23" office:value-type="float" office:value="84585">
            <text:p>84,5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5">
            <text:p>3.5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.2">
            <text:p>8.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Waynesboro</text:p>
          </table:table-cell>
          <table:table-cell table:style-name="ce23" office:value-type="float" office:value="21006">
            <text:p>21,0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</text:p>
          </table:table-cell>
          <table:table-cell table:style-name="ce23" office:value-type="float" office:value="14068">
            <text:p>14,0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yphillis (Early) Reported Cases</text:p>
          </table:table-cell>
          <table:table-cell table:style-name="ce21" office:value-type="string">
            <text:p>Syphillis (Early) Rate per 100,000</text:p>
          </table:table-cell>
          <table:table-cell table:style-name="ce21" office:value-type="string">
            <text:p>Tuberculosis Reported Cases</text:p>
          </table:table-cell>
          <table:table-cell table:style-name="ce21" office:value-type="string">
            <text:p>Tubercu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2" office:value-type="string">
            <text:p>Central Shenandoah</text:p>
          </table:table-cell>
          <table:table-cell table:style-name="ce23" office:value-type="float" office:value="286781">
            <text:p>286,7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rd Fairfax</text:p>
          </table:table-cell>
          <table:table-cell table:style-name="ce23" office:value-type="float" office:value="222152">
            <text:p>222,1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Rappahannock</text:p>
          </table:table-cell>
          <table:table-cell table:style-name="ce23" office:value-type="float" office:value="327773">
            <text:p>327,77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Rappahannock/Rapidan</text:p>
          </table:table-cell>
          <table:table-cell table:style-name="ce23" office:value-type="float" office:value="166054">
            <text:p>166,0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Jefferson</text:p>
          </table:table-cell>
          <table:table-cell table:style-name="ce23" office:value-type="float" office:value="234712">
            <text:p>234,7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.1">
            <text:p>5.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.6">
            <text:p>2.6</text:p>
          </table:table-cell>
        </table:table-row>
        <table:table-row table:style-name="ro2">
          <table:table-cell table:style-name="ce22" office:value-type="string">
            <text:p>Northwest Region</text:p>
          </table:table-cell>
          <table:table-cell table:style-name="ce23" office:value-type="float" office:value="1237472">
            <text:p>1,237,47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.2">
            <text:p>1.2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.7">
            <text:p>20.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.3">
            <text:p>9.3</text:p>
          </table:table-cell>
        </table:table-row>
        <table:table-row table:style-name="ro2">
          <table:table-cell table:style-name="ce22" office:value-type="string">
            <text:p>Arlington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Fairfax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.3">
            <text:p>7.3</text:p>
          </table:table-cell>
        </table:table-row>
        <table:table-row table:style-name="ro2">
          <table:table-cell table:style-name="ce22" office:value-type="string">
            <text:p>Loudoun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.8">
            <text:p>3.8</text:p>
          </table:table-cell>
        </table:table-row>
        <table:table-row table:style-name="ro2">
          <table:table-cell table:style-name="ce22" office:value-type="string">
            <text:p>Prince William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.6">
            <text:p>4.6</text:p>
          </table:table-cell>
        </table:table-row>
        <table:table-row table:style-name="ro2">
          <table:table-cell table:style-name="ce22" office:value-type="string">
            <text:p>Northern Region</text:p>
          </table:table-cell>
          <table:table-cell table:style-name="ce23" office:value-type="float" office:value="2230623">
            <text:p>2,230,62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.6">
            <text:p>4.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6.1">
            <text:p>6.1</text:p>
          </table:table-cell>
        </table:table-row>
        <table:table-row table:style-name="ro2">
          <table:table-cell table:style-name="ce22" office:value-type="string">
            <text:p>Alleghany</text:p>
          </table:table-cell>
          <table:table-cell table:style-name="ce23" office:value-type="float" office:value="177727">
            <text:p>177,7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.9">
            <text:p>3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7">
            <text:p>1.7</text:p>
          </table:table-cell>
        </table:table-row>
        <table:table-row table:style-name="ro2">
          <table:table-cell table:style-name="ce22" office:value-type="string">
            <text:p>Central Virginia</text:p>
          </table:table-cell>
          <table:table-cell table:style-name="ce23" office:value-type="float" office:value="252634">
            <text:p>252,6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mberland Plateau</text:p>
          </table:table-cell>
          <table:table-cell table:style-name="ce23" office:value-type="float" office:value="113976">
            <text:p>113,9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6">
            <text:p>2.6</text:p>
          </table:table-cell>
        </table:table-row>
        <table:table-row table:style-name="ro2">
          <table:table-cell table:style-name="ce22" office:value-type="string">
            <text:p>Lenowisco</text:p>
          </table:table-cell>
          <table:table-cell table:style-name="ce23" office:value-type="float" office:value="94174">
            <text:p>94,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Mount Rogers</text:p>
          </table:table-cell>
          <table:table-cell table:style-name="ce23" office:value-type="float" office:value="193595">
            <text:p>193,5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6">
            <text:p>2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River</text:p>
          </table:table-cell>
          <table:table-cell table:style-name="ce23" office:value-type="float" office:value="178237">
            <text:p>178,2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7">
            <text:p>1.7</text:p>
          </table:table-cell>
        </table:table-row>
        <table:table-row table:style-name="ro2">
          <table:table-cell table:style-name="ce22" office:value-type="string">
            <text:p>Pittsylvania/Danville</text:p>
          </table:table-cell>
          <table:table-cell table:style-name="ce23" office:value-type="float" office:value="106561">
            <text:p>106,56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.1">
            <text:p>14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2">
            <text:p>7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West Piedmont</text:p>
          </table:table-cell>
          <table:table-cell table:style-name="ce23" office:value-type="float" office:value="142621">
            <text:p>142,6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west Region</text:p>
          </table:table-cell>
          <table:table-cell table:style-name="ce23" office:value-type="float" office:value="1356557">
            <text:p>1,356,55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.1">
            <text:p>4.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Chesterfield</text:p>
          </table:table-cell>
          <table:table-cell table:style-name="ce23" office:value-type="float" office:value="361693">
            <text:p>361,69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.3">
            <text:p>5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Chickahominy</text:p>
          </table:table-cell>
          <table:table-cell table:style-name="ce23" office:value-type="float" office:value="147265">
            <text:p>147,2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ater</text:p>
          </table:table-cell>
          <table:table-cell table:style-name="ce23" office:value-type="float" office:value="156052">
            <text:p>156,0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.8">
            <text:p>5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6">
            <text:p>2.6</text:p>
          </table:table-cell>
        </table:table-row>
        <table:table-row table:style-name="ro2">
          <table:table-cell table:style-name="ce22" office:value-type="string">
            <text:p>Henrico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.5">
            <text:p>6.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Piedmont</text:p>
          </table:table-cell>
          <table:table-cell table:style-name="ce23" office:value-type="float" office:value="104609">
            <text:p>104,6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3.3">
            <text:p>33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Southside</text:p>
          </table:table-cell>
          <table:table-cell table:style-name="ce23" office:value-type="float" office:value="86402">
            <text:p>86,4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3">
            <text:p>2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Region</text:p>
          </table:table-cell>
          <table:table-cell table:style-name="ce23" office:value-type="float" office:value="1367170">
            <text:p>1,367,17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.1">
            <text:p>9.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Eastern Shore</text:p>
          </table:table-cell>
          <table:table-cell table:style-name="ce23" office:value-type="float" office:value="45553">
            <text:p>45,5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9.8">
            <text:p>19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Peninsula</text:p>
          </table:table-cell>
          <table:table-cell table:style-name="ce23" office:value-type="float" office:value="339410">
            <text:p>339,4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.8">
            <text:p>18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hree Rivers</text:p>
          </table:table-cell>
          <table:table-cell table:style-name="ce23" office:value-type="float" office:value="141255">
            <text:p>141,2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.2">
            <text:p>8.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Western Tidewater</text:p>
          </table:table-cell>
          <table:table-cell table:style-name="ce23" office:value-type="float" office:value="147007">
            <text:p>147,00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.1">
            <text:p>4.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Eastern Region</text:p>
          </table:table-cell>
          <table:table-cell table:style-name="ce23" office:value-type="float" office:value="1809202">
            <text:p>1,809,202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0.1">
            <text:p>10.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.4">
            <text:p>1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